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EC000002CF1E3FA8395603005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9cm" fo:min-width="21.1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7cm" fo:min-width="9.4cm"/>
      <style:paragraph-properties style:writing-mode="lr-tb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6cm" fo:min-width="3.4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5.008cm" svg:height="18.262cm" svg:x="0cm" svg:y="0cm">
          <draw:image xlink:href="Pictures/10000000000006EC000002CF1E3FA8395603005D.png" xlink:type="simple" xlink:show="embed" xlink:actuate="onLoad" loext:mime-type="image/png">
            <text:p/>
          </draw:image>
        </draw:frame>
        <draw:custom-shape draw:style-name="gr2" draw:text-style-name="P3" draw:layer="layout" svg:width="21.1cm" svg:height="0.9cm" svg:x="1.2cm" svg:y="17.2cm">
          <text:p text:style-name="P2">Temporal source signals and corresponding stereo mixtur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4cm" svg:height="0.7cm" svg:x="26.4cm" svg:y="17.3cm">
          <text:p text:style-name="P4">Dispersion diagram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4cm" svg:height="0.6cm" svg:x="38.8cm" svg:y="17.4cm">
          <text:p text:style-name="P5">over tim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45.008cm" fo:page-height="18.2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9T16:25:12.284267173</dc:date>
    <meta:editing-duration>PT1M44S</meta:editing-duration>
    <meta:editing-cycles>1</meta:editing-cycles>
    <meta:document-statistic meta:object-count="4"/>
    <meta:generator>LibreOffice/6.4.7.2$Linux_X86_64 LibreOffice_project/40$Build-2</meta:generator>
  </office:meta>
</office:document-meta>
</file>